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 table:number-columns-spanned="3" table:number-rows-spanned="1">
            <text:p>Requested + received (online &amp; wait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quested (online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quested (offline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ars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buzzfeed.co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guardian.com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amark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land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tl.d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sieben.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iegel.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chcrunch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doesnt know jquery yet !!</text:p>
          </table:table-cell>
          <table:table-cell table:style-name="ce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04:50:03.207879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4:15:06.568565861</meta:creation-date>
    <dc:date>2014-12-14T05:39:01.863188463</dc:date>
    <meta:editing-duration>PT26M43S</meta:editing-duration>
    <meta:editing-cycles>5</meta:editing-cycles>
    <meta:generator>LibreOffice/4.2.6.3$Linux_X86_64 LibreOffice_project/420m0$Build-3</meta:generator>
    <meta:document-statistic meta:table-count="1" meta:cell-count="123" meta:object-count="0"/>
  </office:meta>
</office:document-meta>
</file>